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1.9027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1.9027in"/>
        </style:tab-stops>
      </style:paragraph-properties>
    </style:style>
  </office:automatic-styles>
  <office:body>
    <office:text text:use-soft-page-breaks="true">
      <text:p text:style-name="P1">numpy==1.21.4</text:p>
      <text:p text:style-name="Normal">pandas==1.3.4</text:p>
      <text:p text:style-name="Normal">pydeck==0.7.1</text:p>
      <text:p text:style-name="Normal">requests==2.26.0</text:p>
      <text:p text:style-name="Normal">streamlit==1.5.1</text:p>
      <text:p text:style-name="Normal">click==8.0.3<text:s/></text:p>
      <text:p text:style-name="Normal">plotly==5.6.0</text:p>
      <text:p text:style-name="Normal">matplotlib==3.5.0</text:p>
      <text:p text:style-name="Normal">gmplot==1.4.1</text:p>
      <text:p text:style-name="Normal">altair==4.2.0</text:p>
      <text:p text:style-name="Normal">seaborn==0.11.2</text:p>
      <text:p text:style-name="Normal">openpyxl==3.0.9</text:p>
      <text:p text:style-name="Normal">certifi==2020.12.5</text:p>
      <text:p text:style-name="Normal">colorama==0.4.4</text:p>
      <text:p text:style-name="Normal">cycler==0.10.0</text:p>
      <text:p text:style-name="Normal">express==1.0</text:p>
      <text:p text:style-name="Normal">kiwisolver==1.3.1</text:p>
      <text:p text:style-name="Normal">matplotlib==3.3.3</text:p>
      <text:p text:style-name="Normal">pandas==1.1.5</text:p>
      <text:p text:style-name="Normal">pipreqs==0.4.10</text:p>
      <text:p text:style-name="Normal">plotly==4.14.1</text:p>
      <text:p text:style-name="Normal">Pygments==2.7.3</text:p>
      <text:p text:style-name="Normal">pywinpty==0.5.7</text:p>
      <text:p text:style-name="Normal">pyzmq==20.0.0</text:p>
      <text:p text:style-name="Normal">requests==2.25.0</text:p>
      <text:p text:style-name="Normal">retrying==1.3.3</text:p>
      <text:p text:style-name="Normal">scipy==1.5.4</text:p>
      <text:p text:style-name="Normal">seaborn==0.11.0</text:p>
      <text:p text:style-name="Normal">Send2Trash==1.5.0</text:p>
      <text:p text:style-name="Normal">six==1.15.0</text:p>
      <text:p text:style-name="Normal">smmap==3.0.4</text:p>
      <text:soft-page-break/>
      <text:p text:style-name="Normal">streamlit==0.72.0</text:p>
      <text:p text:style-name="Normal">terminado==0.9.1</text:p>
      <text:p text:style-name="Normal">testpath==0.4.4</text:p>
      <text:p text:style-name="Normal">toml==0.10.2</text:p>
      <text:p text:style-name="Normal">toolz==0.11.1</text:p>
      <text:p text:style-name="Normal">tornado==6.1</text:p>
      <text:p text:style-name="Normal">traitlets==5.0.5</text:p>
      <text:p text:style-name="Normal">tzlocal==2.1</text:p>
      <text:p text:style-name="Normal">urllib3==1.26.2</text:p>
      <text:p text:style-name="Normal">validators==0.18.1</text:p>
      <text:p text:style-name="Normal">watchdog==1.0.0</text:p>
      <text:p text:style-name="Normal">wcwidth==0.2.5</text:p>
      <text:p text:style-name="Normal">webencodings==0.5.1</text:p>
      <text:p text:style-name="Normal">widgetsnbextension==3.5.1</text:p>
      <text:p text:style-name="Normal">wincertstore==0.2</text:p>
      <text:p text:style-name="Normal">wordcloud==1.8.1</text:p>
      <text:p text:style-name="Normal">yarg==0.1.9</text:p>
      <text:p text:style-name="P2">zipp==3.4.0<text:tab/></text:p>
      <text:p text:style-name="P3">plotly.express==0.4.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nor Quah</meta:initial-creator>
    <dc:creator>Conor Quah</dc:creator>
    <meta:creation-date>2022-08-11T15:40:00Z</meta:creation-date>
    <dc:date>2022-08-11T15:41:00Z</dc:date>
    <meta:template xlink:href="Normal" xlink:type="simple"/>
    <meta:editing-cycles>3</meta:editing-cycles>
    <meta:editing-duration>PT240S</meta:editing-duration>
    <meta:document-statistic meta:page-count="2" meta:paragraph-count="1" meta:word-count="118" meta:character-count="791" meta:row-count="5" meta:non-whitespace-character-count="674"/>
  </office:meta>
</office:document-meta>
</file>